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1cm" svg:height="2cm" svg:x="2.3cm" svg:y="17.5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1cm" svg:height="10.5cm" svg:x="2.3cm" svg:y="6.5cm">
          <text:p text:style-name="P1"><text:span text:style-name="T1">NetBSD 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1cm" svg:height="1.9cm" svg:x="2.3cm" svg:y="4cm">
          <text:p text:style-name="P1"><text:span text:style-name="T1">lib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1cm" svg:height="1.9cm" svg:x="2.3cm" svg:y="1.6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1cm" svg:height="2.1cm" svg:x="3.9cm" svg:y="14.1cm">
          <text:p text:style-name="P1"><text:span text:style-name="T2">uvm/p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12.9cm" svg:y="14.2cm">
          <text:p text:style-name="P1"><text:span text:style-name="T2">lw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13.5cm" svg:y="8.2cm">
          <text:p text:style-name="P1"><text:span text:style-name="T2">v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20.4cm" svg:y="7.1cm">
          <text:p text:style-name="P1"><text:span text:style-name="T2">TCP/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4cm" svg:height="2.1cm" svg:x="21.2cm" svg:y="10.1cm">
          <text:p text:style-name="P1"><text:span text:style-name="T2">bus_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11cm" svg:y="12.2cm">
          <text:p text:style-name="P1"><text:span text:style-name="T2">k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17.5cm" svg:y="12.6cm">
          <text:p text:style-name="P1"><text:span text:style-name="T2">mutex/cond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4.3cm" svg:y="12.2cm">
          <text:p text:style-name="P1"><text:span text:style-name="T2">malloc/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1cm" svg:height="2.1cm" svg:x="3cm" svg:y="7.4cm">
          <text:p text:style-name="P1"><text:span text:style-name="T2">init_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1-12-05T11:43:36</meta:creation-date>
    <dc:date>2012-08-19T18:52:02</dc:date>
    <dc:creator>Okabe Kiwamu</dc:creator>
    <meta:editing-duration>P1DT17H23S</meta:editing-duration>
    <meta:editing-cycles>443</meta:editing-cycles>
    <meta:generator>LibreOffice/3.6$Linux_X86_64 LibreOffice_project/360m1$Build-1</meta:generator>
    <meta:document-statistic meta:object-count="13"/>
  </office:meta>
</office:document-meta>
</file>